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relative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leaf depth</text:p>
          </table:table-cell>
          <table:table-cell office:value-type="string" calcext:value-type="string">
            <text:p>imbalanc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pproach</text:p>
          </table:table-cell>
          <table:table-cell table:number-columns-repeated="2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B_1 index</text:p>
          </table:table-cell>
          <table:table-cell office:value-type="string" calcext:value-type="string">
            <text:p>balanc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ph structure ?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2 index</text:p>
          </table:table-cell>
          <table:table-cell office:value-type="string" calcext:value-type="string">
            <text:p>balanc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graph structure ? 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Colijn-Plazotta rank</text:p>
          </table:table-cell>
          <table:table-cell office:value-type="string" calcext:value-type="string">
            <text:p>imbalanc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ank/embed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ss index</text:p>
          </table:table-cell>
          <table:table-cell office:value-type="string" calcext:value-type="string">
            <text:p>imbalanc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balance of inner nodes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Colless-like indices</text:p>
          </table:table-cell>
          <table:table-cell office:value-type="string" calcext:value-type="string">
            <text:p>imbalanc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balance of inner n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ed Colless index</text:p>
          </table:table-cell>
          <table:table-cell office:value-type="string" calcext:value-type="string">
            <text:p>imbalanc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alance of inner n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2 index</text:p>
          </table:table-cell>
          <table:table-cell office:value-type="string" calcext:value-type="string">
            <text:p>imbalanc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alance of inner n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nas rank</text:p>
          </table:table-cell>
          <table:table-cell office:value-type="string" calcext:value-type="string">
            <text:p>balanc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rank/embed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based indices</text:p>
          </table:table-cell>
          <table:table-cell office:value-type="string" calcext:value-type="string">
            <text:p>imbalanc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alance of inner n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ratic Colless index</text:p>
          </table:table-cell>
          <table:table-cell office:value-type="string" calcext:value-type="string">
            <text:p>imbalanc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balance of inner nodes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Roger’s J index</text:p>
          </table:table-cell>
          <table:table-cell office:value-type="string" calcext:value-type="string">
            <text:p>imbalanc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balance of inner nodes</text:p>
          </table:table-cell>
          <table:table-cell table:number-columns-repeated="2"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rooted quartet index</text:p>
          </table:table-cell>
          <table:table-cell office:value-type="string" calcext:value-type="string">
            <text:p>balanc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ubgrap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Ŝ-shape statistic</text:p>
          </table:table-cell>
          <table:table-cell office:value-type="string" calcext:value-type="string">
            <text:p>imbalanc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graph structure ? 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Sackin index</text:p>
          </table:table-cell>
          <table:table-cell office:value-type="string" calcext:value-type="string">
            <text:p>imbalanc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leaf depth</text:p>
          </table:table-cell>
          <table:table-cell table:number-columns-repeated="2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symmetry nodes index</text:p>
          </table:table-cell>
          <table:table-cell office:value-type="string" calcext:value-type="string">
            <text:p>imbalanc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balance of inner nodes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total cophenetic index</text:p>
          </table:table-cell>
          <table:table-cell office:value-type="string" calcext:value-type="string">
            <text:p>imbalanc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graph structure ? 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variance of leaf depths</text:p>
          </table:table-cell>
          <table:table-cell office:value-type="string" calcext:value-type="string">
            <text:p>imbalanc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leaf depth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cherry index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subgraphs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maximum width</text:p>
          </table:table-cell>
          <table:table-cell office:value-type="string" calcext:value-type="string">
            <text:p>balanc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raph structure ?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difference in widths</text:p>
          </table:table-cell>
          <table:table-cell office:value-type="string" calcext:value-type="string">
            <text:p>balanc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graph structure ?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l depth = height</text:p>
          </table:table-cell>
          <table:table-cell office:value-type="string" calcext:value-type="string">
            <text:p>imbalanc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leaf depth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stairs1</text:p>
          </table:table-cell>
          <table:table-cell office:value-type="string" calcext:value-type="string">
            <text:p>imbalanc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balance of inner n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irs2</text:p>
          </table:table-cell>
          <table:table-cell office:value-type="string" calcext:value-type="string">
            <text:p>imbalanc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alance of inner n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per pair index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pa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ner index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pa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 of root imbalance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root balan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value (root)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root balan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 I’_10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root balance / subgraph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index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subgrap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 cherry index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subgrap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pitchforks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subgrap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double cherries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subgrap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4-caterpillars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subgrap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clades of size x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subgrap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meter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umber 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subgrap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der length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subgrap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ness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internal/external branches</text:p>
          </table:table-cell>
          <table:table-cell office:value-type="float" office:value="0.37" calcext:value-type="float">
            <text:p>0.3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stemminess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internal/external branches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0:06:49.615230320</meta:creation-date>
    <dc:date>2024-05-06T13:24:36.542813846</dc:date>
    <meta:editing-duration>PT44M15S</meta:editing-duration>
    <meta:editing-cycles>3</meta:editing-cycles>
    <meta:generator>LibreOffice/7.3.7.2$Linux_X86_64 LibreOffice_project/30$Build-2</meta:generator>
    <meta:document-statistic meta:table-count="1" meta:cell-count="237" meta:object-count="0"/>
  </office:meta>
</office:document-meta>
</file>